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0f75" officeooo:paragraph-rsid="00090f7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0f75" officeooo:paragraph-rsid="00090f7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c995" officeooo:paragraph-rsid="000ac9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 Format</text:p>
      <text:p text:style-name="P1"/>
      <text:p text:style-name="P2">All values are strings, even if they are numeric.</text:p>
      <text:p text:style-name="P2"/>
      <text:p text:style-name="P2">title<text:tab/><text:tab/>(from file)<text:tab/>title of track</text:p>
      <text:p text:style-name="P2">tempo<text:tab/><text:tab/>(100)<text:tab/><text:tab/>tempo in beats/minute</text:p>
      <text:p text:style-name="P2">beats <text:tab/><text:tab/>(4) <text:tab/><text:tab/>beats/bar</text:p>
      <text:p text:style-name="P2"/>
      <text:p text:style-name="P2">bars<text:tab/><text:tab/>[] <text:tab/><text:tab/>array of strings</text:p>
      <text:p text:style-name="P2"/>
      <text:p text:style-name="P2">Each “strum” has 3 frettings and a length in quarterbeats. </text:p>
      <text:p text:style-name="P2"/>
      <text:p text:style-name="P2">The frettings are 0-7 representing the fret positions, with the bass string first. A string which is not played is encoded as a ‘-’</text:p>
      <text:p text:style-name="P2"/>
      <text:p text:style-name="P2">The length is encoded as a letter from a-z where a = 1 quarterbeat and z = 26 quarterbeats</text:p>
      <text:p text:style-name="P2"/>
      <text:p text:style-name="P3">Each strum is seperated from the previous by a semicol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2:45:01.561367114</meta:creation-date>
    <dc:date>2017-11-24T22:49:58.996507434</dc:date>
    <meta:editing-duration>PT4M58S</meta:editing-duration>
    <meta:editing-cycles>2</meta:editing-cycles>
    <meta:generator>LibreOffice/5.4.3.2$Linux_X86_64 LibreOffice_project/40m0$Build-2</meta:generator>
    <meta:document-statistic meta:table-count="0" meta:image-count="0" meta:object-count="0" meta:page-count="1" meta:paragraph-count="10" meta:word-count="93" meta:character-count="515" meta:non-whitespace-character-count="421"/>
  </office:meta>
</office:document-meta>
</file>